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8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au1.A10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10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er">
      <style:text-properties officeooo:rsid="00158376" officeooo:paragraph-rsid="00158376"/>
    </style:style>
    <style:style style:name="P2" style:family="paragraph" style:parent-style-name="Standard">
      <style:text-properties officeooo:rsid="00158376" officeooo:paragraph-rsid="0015837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6" style:family="paragraph" style:parent-style-name="Text_20_body">
      <style:text-properties officeooo:paragraph-rsid="00158376" fo:background-color="transparent"/>
    </style:style>
    <style:style style:name="P7" style:family="paragraph" style:parent-style-name="Title">
      <style:text-properties fo:color="#c9211e" loext:opacity="100%" fo:font-size="26pt" style:font-size-asian="26pt" style:font-size-complex="26pt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37e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637e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447" officeooo:paragraph-rsid="001d63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447" officeooo:paragraph-rsid="00188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31" officeooo:paragraph-rsid="0016c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231" officeooo:paragraph-rsid="0016c2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46f" officeooo:paragraph-rsid="001ed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46f" officeooo:paragraph-rsid="001ed4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1f6a5d"/>
    </style:style>
    <style:style style:name="P18" style:family="paragraph" style:parent-style-name="Text_20_body">
      <style:text-properties officeooo:rsid="001f6a5d" officeooo:paragraph-rsid="001f8e54"/>
    </style:style>
    <style:style style:name="T1" style:family="text">
      <style:text-properties officeooo:rsid="00158376"/>
    </style:style>
    <style:style style:name="T2" style:family="text">
      <style:text-properties officeooo:rsid="00197db4"/>
    </style:style>
    <style:style style:name="T3" style:family="text">
      <style:text-properties officeooo:rsid="0019b2f2"/>
    </style:style>
    <style:style style:name="T4" style:family="text">
      <style:text-properties officeooo:rsid="001d637e"/>
    </style:style>
    <style:style style:name="T5" style:family="text">
      <style:text-properties officeooo:rsid="00188447"/>
    </style:style>
    <style:style style:name="T6" style:family="text">
      <style:text-properties officeooo:rsid="001f6a5d"/>
    </style:style>
    <style:style style:name="T7" style:family="text">
      <style:text-properties officeooo:rsid="001f8e5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7">SAé 2.02 Exploitation algorithmique d’un problème</text:p>
      <text:h text:style-name="Heading_20_1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391_1947903508" text:style-name="Index_20_Link" text:visited-style-name="Index_20_Link">Réalisation<text:tab/>1</text:a></text:p>
          <text:p text:style-name="P3"><text:a xlink:type="simple" xlink:href="#__RefHeading___Toc393_1947903508" text:style-name="Index_20_Link" text:visited-style-name="Index_20_Link">Organisation<text:tab/>1</text:a></text:p>
          <text:p text:style-name="P3"><text:a xlink:type="simple" xlink:href="#__RefHeading___Toc395_1947903508" text:style-name="Index_20_Link" text:visited-style-name="Index_20_Link">Détails des questions<text:tab/>1</text:a></text:p>
          <text:p text:style-name="P4"><text:a xlink:type="simple" xlink:href="#__RefHeading___Toc400_1947903508" text:style-name="Index_20_Link" text:visited-style-name="Index_20_Link"><text:s/>6.2 Collaborateurs communs<text:tab/>1</text:a></text:p>
          <text:p text:style-name="P4"><text:a xlink:type="simple" xlink:href="#__RefHeading___Toc402_1947903508" text:style-name="Index_20_Link" text:visited-style-name="Index_20_Link"><text:s/>6.3 Collaborateurs proches<text:tab/>1</text:a></text:p>
          <text:p text:style-name="P4"><text:a xlink:type="simple" xlink:href="#__RefHeading___Toc404_1947903508" text:style-name="Index_20_Link" text:visited-style-name="Index_20_Link"><text:s/>6.4 Qui est le centre d’Hollywood<text:tab/>2</text:a></text:p>
          <text:p text:style-name="P4"><text:a xlink:type="simple" xlink:href="#__RefHeading___Toc406_1947903508" text:style-name="Index_20_Link" text:visited-style-name="Index_20_Link"><text:s/>6.5 Une petite famille<text:tab/>2</text:a></text:p>
          <text:p text:style-name="P3"><text:a xlink:type="simple" xlink:href="#__RefHeading___Toc397_1947903508" text:style-name="Index_20_Link" text:visited-style-name="Index_20_Link">Évaluation expérimentale<text:tab/>2</text:a></text:p>
        </text:index-body>
      </text:table-of-content>
      <text:h text:style-name="Heading_20_1" text:outline-level="1"/>
      <text:h text:style-name="Heading_20_1" text:outline-level="1"><text:bookmark-start text:name="__RefHeading___Toc391_1947903508"/>Réalisation<text:bookmark-end text:name="__RefHeading___Toc391_1947903508"/></text:h>
      <text:p text:style-name="Text_20_body">L’ensemble du travail demandé a été réalisé sur la période de 8 semaines consacrée à la réalisation de cette <text:span text:style-name="T2">SAE 2.02 Exploration Algorithmique d’un problème. Chacune des fonctions proposées a pu être testée, à la fois dans son fonctionnement et son efficacité. </text:span><text:span text:style-name="T3">La docstring est fournie et certains comm</text:span><text:span text:style-name="T6">e</text:span><text:span text:style-name="T3">ntaires sont ajoutés lorsque cela est nécessaire, afin de rendre le code plus lisible et compréhensible. </text:span></text:p>
      <text:h text:style-name="Heading_20_1" text:outline-level="1" text:is-list-header="true"/>
      <text:h text:style-name="P8" text:outline-level="1"><text:bookmark-start text:name="__RefHeading___Toc393_1947903508"/>Organisation<text:bookmark-end text:name="__RefHeading___Toc393_1947903508"/></text:h>
      <text:p text:style-name="P18">Lors de cette Saé, nous avons réparti les tâches afin de s’organiser et de produire le travail demandé <text:span text:style-name="T7">de manière efficace. Ainsi, ci-dessous se trouve un tableau décrivant l’organisation au sein de notre binôme.</text:span></text:p>
      <table:table table:name="Tableau1" table:style-name="Tableau1" table:template-name="Academic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Clémence</text:p>
          </table:table-cell>
          <table:table-cell table:style-name="Tableau1.A1" office:value-type="string">
            <text:p text:style-name="P13">Ophélie</text:p>
          </table:table-cell>
        </table:table-row>
        <table:table-row table:style-name="Tableau1.1">
          <table:table-cell table:style-name="Tableau1.A2" table:number-columns-spanned="2" office:value-type="string">
            <text:p text:style-name="P14">Echauffement <text:span text:style-name="T4">requetes.py</text:span>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0">Efficacité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0"><text:span text:style-name="T5">Interraction application sur termina</text:span>l<text:span text:style-name="T5"> </text:span>oracle.py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2">Rapport</text:p>
          </table:table-cell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16">Préparation soutenanc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1">Collaborateurs en communs <text:span text:style-name="T4">requetes.py</text:span></text:p>
          </table:table-cell>
          <table:table-cell table:style-name="Tableau1.B7" office:value-type="string">
            <text:p text:style-name="P11">Collaborateurs proches <text:span text:style-name="T4">requetes.py</text:span></text:p>
          </table:table-cell>
        </table:table-row>
        <table:table-row table:style-name="Tableau1.1">
          <table:table-cell table:style-name="Tableau1.A2" office:value-type="string">
            <text:p text:style-name="P11">Qui est au centre d’Hollywood <text:span text:style-name="T4">requetes.py</text:span></text:p>
          </table:table-cell>
          <table:table-cell table:style-name="Tableau1.B8"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11">Une petite famille <text:span text:style-name="T4">requetes.py</text:span></text:p>
          </table:table-cell>
          <table:table-cell table:style-name="Tableau1.B8">
            <text:p text:style-name="P15"/>
          </table:table-cell>
        </table:table-row>
        <table:table-row table:style-name="Tableau1.1">
          <table:table-cell table:style-name="Tableau1.A10" office:value-type="string">
            <text:p text:style-name="P11">Bonus <text:span text:style-name="T4">requetes.py</text:span></text:p>
          </table:table-cell>
          <table:table-cell table:style-name="Tableau1.B10">
            <text:p text:style-name="P9"/>
          </table:table-cell>
        </table:table-row>
      </table:table>
      <text:p text:style-name="P17"/>
      <text:h text:style-name="Heading_20_1" text:outline-level="1"><text:bookmark-start text:name="__RefHeading___Toc395_1947903508"/>Détails des questions<text:bookmark-end text:name="__RefHeading___Toc395_1947903508"/></text:h>
      <text:h text:style-name="Heading_20_2" text:outline-level="2"><text:bookmark-start text:name="__RefHeading___Toc400_1947903508"/><text:tab/>6.<text:span text:style-name="T1">2</text:span> <text:span text:style-name="T1">Collaborateurs communs</text:span><text:bookmark-end text:name="__RefHeading___Toc400_1947903508"/></text:h>
      <text:p text:style-name="P6"><text:bookmark text:name="docs-internal-guid-61167794-7fff-a355-2353-3d21a4bd70e7"/><text:span text:style-name="T1">L’ensemble des collaborateurs communs peut se décrire de cette façon : nous souhaitons avoir l’ensemble des nœuds possédant une arête identique. </text:span>Pour deux nœuds différents <text:span text:style-name="T1">u</text:span> et <text:span text:style-name="T1">v</text:span>, on veut <text:span text:style-name="T1">l’ensemble des acteurs qui sont à la fois dans le voisinage de u et dans le voisinage de v.</text:span></text:p>
      <text:h text:style-name="Heading_20_2" text:outline-level="2"><text:bookmark-start text:name="__RefHeading___Toc402_1947903508"/><text:tab/>6.3 Collaborateurs proches<text:bookmark-end text:name="__RefHeading___Toc402_1947903508"/></text:h>
      <text:p text:style-name="P5"/>
      <text:h text:style-name="Heading_20_2" text:outline-level="2"><text:bookmark-start text:name="__RefHeading___Toc404_1947903508"/><text:tab/>6.4 Qui est le centre d’Hollywood<text:bookmark-end text:name="__RefHeading___Toc404_1947903508"/></text:h>
      <text:h text:style-name="Heading_20_2" text:outline-level="2"><text:bookmark-start text:name="__RefHeading___Toc406_1947903508"/><text:tab/>6.5 Une petite famille<text:line-break/><text:line-break/><text:bookmark-end text:name="__RefHeading___Toc406_1947903508"/></text:h>
      <text:h text:style-name="Heading_20_1" text:outline-level="1"><text:bookmark-start text:name="__RefHeading___Toc397_1947903508"/>Évaluation expérimentale <text:bookmark-end text:name="__RefHeading___Toc397_194790350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fr" number:country="FR">
      <number:number number:min-integer-digits="1"/>
    </number:number-style>
    <number:text-style style:name="N10100" number:language="fr" number:country="F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Header">
      <style:text-properties officeooo:rsid="00158376" officeooo:paragraph-rsid="001583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MP1">Ophélie Valin</text:p>
        <text:p text:style-name="MP1">Clémence Bocquet</text:p>
        <text:p text:style-name="MP1">BUT 1 informatique – Orléans</text:p>
        <text:p text:style-name="MP1">Groupe 4A</text:p>
        <text:p text:style-name="MP1">2023-2024</text:p>
      </style:header-first>
      <style:footer>
        <text:p text:style-name="Footer"><text:tab/><text:tab/><text:page-number text:select-page="current">2</text:page-number></text:p>
      </style:footer>
      <style:footer-first>
        <text:p text:style-name="Footer"><text:tab/><text:tab/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6:44:16.634266603</meta:creation-date>
    <dc:date>2024-06-03T13:52:57.421792523</dc:date>
    <meta:editing-duration>PT1H4M42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40" meta:word-count="255" meta:character-count="1708" meta:non-whitespace-character-count="1476"/>
  </office:meta>
</office:document-meta>
</file>